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472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47:29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.525735" calcext:value-type="float">
            <text:p>2.525735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24582" calcext:value-type="float">
            <text:p>0.245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255566" calcext:value-type="float">
            <text:p>3.25556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.525735" calcext:value-type="float">
            <text:p>2.52573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3.380286" calcext:value-type="float">
            <text:p>13.38028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69901" calcext:value-type="float">
            <text:p>0.16990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31812" calcext:value-type="float">
            <text:p>0.131812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6021" calcext:value-type="float">
            <text:p>0.16021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279662" calcext:value-type="float">
            <text:p>0.27966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167654" calcext:value-type="float">
            <text:p>0.167654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55742" calcext:value-type="float">
            <text:p>0.155742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47921" calcext:value-type="float">
            <text:p>0.147921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309176" calcext:value-type="float">
            <text:p>0.309176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169901" calcext:value-type="float">
            <text:p>0.16990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131812" calcext:value-type="float">
            <text:p>0.1318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16021" calcext:value-type="float">
            <text:p>0.16021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279662" calcext:value-type="float">
            <text:p>0.279662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759978" calcext:value-type="float">
            <text:p>0.75997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0.451821" calcext:value-type="float">
            <text:p>0.45182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.635696" calcext:value-type="float">
            <text:p>6.635696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.000641" calcext:value-type="float">
            <text:p>0.000641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.000641" calcext:value-type="float">
            <text:p>0.000641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.000641" calcext:value-type="float">
            <text:p>0.000641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.000796" calcext:value-type="float">
            <text:p>0.000796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.001627" calcext:value-type="float">
            <text:p>0.001627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.002139" calcext:value-type="float">
            <text:p>0.002139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.002199" calcext:value-type="float">
            <text:p>0.002199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.001799" calcext:value-type="float">
            <text:p>0.001799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.001036" calcext:value-type="float">
            <text:p>0.001036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.000503" calcext:value-type="float">
            <text:p>0.000503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.000201" calcext:value-type="float">
            <text:p>0.000201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.000181" calcext:value-type="float">
            <text:p>0.000181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.000371" calcext:value-type="float">
            <text:p>0.000371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.000646" calcext:value-type="float">
            <text:p>0.000646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.000776" calcext:value-type="float">
            <text:p>0.000776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.000669" calcext:value-type="float">
            <text:p>0.000669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0409" calcext:value-type="float">
            <text:p>0.000409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0597" calcext:value-type="float">
            <text:p>0.000597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1281" calcext:value-type="float">
            <text:p>0.001281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1983" calcext:value-type="float">
            <text:p>0.001983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1954" calcext:value-type="float">
            <text:p>0.001954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01194" calcext:value-type="float">
            <text:p>0.001194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0548" calcext:value-type="float">
            <text:p>0.000548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0398" calcext:value-type="float">
            <text:p>0.000398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0851" calcext:value-type="float">
            <text:p>0.000851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1718" calcext:value-type="float">
            <text:p>0.001718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2957" calcext:value-type="float">
            <text:p>0.002957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4515" calcext:value-type="float">
            <text:p>0.004515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6157" calcext:value-type="float">
            <text:p>0.006157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7916" calcext:value-type="float">
            <text:p>0.007916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10277" calcext:value-type="float">
            <text:p>0.010277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13211" calcext:value-type="float">
            <text:p>0.013211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16656" calcext:value-type="float">
            <text:p>0.016656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20031" calcext:value-type="float">
            <text:p>0.020031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23336" calcext:value-type="float">
            <text:p>0.023336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27766" calcext:value-type="float">
            <text:p>0.027766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3358" calcext:value-type="float">
            <text:p>0.03358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41208" calcext:value-type="float">
            <text:p>0.041208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50861" calcext:value-type="float">
            <text:p>0.050861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62316" calcext:value-type="float">
            <text:p>0.062316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76637" calcext:value-type="float">
            <text:p>0.076637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93282" calcext:value-type="float">
            <text:p>0.093282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112408" calcext:value-type="float">
            <text:p>0.112408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1351" calcext:value-type="float">
            <text:p>0.1351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160528" calcext:value-type="float">
            <text:p>0.160528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190185" calcext:value-type="float">
            <text:p>0.190185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223196" calcext:value-type="float">
            <text:p>0.223196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259563" calcext:value-type="float">
            <text:p>0.259563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304433" calcext:value-type="float">
            <text:p>0.304433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356602" calcext:value-type="float">
            <text:p>0.356602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417667" calcext:value-type="float">
            <text:p>0.417667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483491" calcext:value-type="float">
            <text:p>0.483491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553573" calcext:value-type="float">
            <text:p>0.553573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624749" calcext:value-type="float">
            <text:p>0.624749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694022" calcext:value-type="float">
            <text:p>0.694022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760451" calcext:value-type="float">
            <text:p>0.760451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823135" calcext:value-type="float">
            <text:p>0.823135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882409" calcext:value-type="float">
            <text:p>0.882409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930762" calcext:value-type="float">
            <text:p>0.930762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967584" calcext:value-type="float">
            <text:p>0.967584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99076" calcext:value-type="float">
            <text:p>0.99076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998382" calcext:value-type="float">
            <text:p>0.998382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982172" calcext:value-type="float">
            <text:p>0.982172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957114" calcext:value-type="float">
            <text:p>0.957114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92297" calcext:value-type="float">
            <text:p>0.92297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88402" calcext:value-type="float">
            <text:p>0.88402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843266" calcext:value-type="float">
            <text:p>0.843266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801494" calcext:value-type="float">
            <text:p>0.801494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760629" calcext:value-type="float">
            <text:p>0.760629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720777" calcext:value-type="float">
            <text:p>0.720777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682543" calcext:value-type="float">
            <text:p>0.682543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645569" calcext:value-type="float">
            <text:p>0.645569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610135" calcext:value-type="float">
            <text:p>0.610135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575381" calcext:value-type="float">
            <text:p>0.575381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541359" calcext:value-type="float">
            <text:p>0.541359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508516" calcext:value-type="float">
            <text:p>0.508516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476558" calcext:value-type="float">
            <text:p>0.476558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445968" calcext:value-type="float">
            <text:p>0.445968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416341" calcext:value-type="float">
            <text:p>0.416341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387727" calcext:value-type="float">
            <text:p>0.387727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360495" calcext:value-type="float">
            <text:p>0.360495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334215" calcext:value-type="float">
            <text:p>0.334215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309591" calcext:value-type="float">
            <text:p>0.309591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286327" calcext:value-type="float">
            <text:p>0.286327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264558" calcext:value-type="float">
            <text:p>0.264558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245505" calcext:value-type="float">
            <text:p>0.245505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228565" calcext:value-type="float">
            <text:p>0.228565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213817" calcext:value-type="float">
            <text:p>0.213817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199442" calcext:value-type="float">
            <text:p>0.199442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18561" calcext:value-type="float">
            <text:p>0.18561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173735" calcext:value-type="float">
            <text:p>0.173735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163662" calcext:value-type="float">
            <text:p>0.163662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154904" calcext:value-type="float">
            <text:p>0.154904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145638" calcext:value-type="float">
            <text:p>0.145638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136146" calcext:value-type="float">
            <text:p>0.136146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128414" calcext:value-type="float">
            <text:p>0.128414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122636" calcext:value-type="float">
            <text:p>0.122636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118583" calcext:value-type="float">
            <text:p>0.118583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114605" calcext:value-type="float">
            <text:p>0.114605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110797" calcext:value-type="float">
            <text:p>0.110797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107451" calcext:value-type="float">
            <text:p>0.107451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104542" calcext:value-type="float">
            <text:p>0.104542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10304" calcext:value-type="float">
            <text:p>0.10304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102944" calcext:value-type="float">
            <text:p>0.102944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104144" calcext:value-type="float">
            <text:p>0.104144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105328" calcext:value-type="float">
            <text:p>0.105328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106152" calcext:value-type="float">
            <text:p>0.106152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107035" calcext:value-type="float">
            <text:p>0.107035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108281" calcext:value-type="float">
            <text:p>0.108281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110048" calcext:value-type="float">
            <text:p>0.110048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112253" calcext:value-type="float">
            <text:p>0.112253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114844" calcext:value-type="float">
            <text:p>0.114844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117498" calcext:value-type="float">
            <text:p>0.117498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119983" calcext:value-type="float">
            <text:p>0.119983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122464" calcext:value-type="float">
            <text:p>0.122464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125244" calcext:value-type="float">
            <text:p>0.125244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128259" calcext:value-type="float">
            <text:p>0.128259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130823" calcext:value-type="float">
            <text:p>0.130823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132798" calcext:value-type="float">
            <text:p>0.132798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134742" calcext:value-type="float">
            <text:p>0.134742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137399" calcext:value-type="float">
            <text:p>0.137399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140329" calcext:value-type="float">
            <text:p>0.140329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141888" calcext:value-type="float">
            <text:p>0.141888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141856" calcext:value-type="float">
            <text:p>0.141856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141421" calcext:value-type="float">
            <text:p>0.141421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141852" calcext:value-type="float">
            <text:p>0.141852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1429" calcext:value-type="float">
            <text:p>0.1429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143519" calcext:value-type="float">
            <text:p>0.143519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143606" calcext:value-type="float">
            <text:p>0.143606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143673" calcext:value-type="float">
            <text:p>0.143673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144021" calcext:value-type="float">
            <text:p>0.144021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143749" calcext:value-type="float">
            <text:p>0.143749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142133" calcext:value-type="float">
            <text:p>0.142133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139421" calcext:value-type="float">
            <text:p>0.139421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137172" calcext:value-type="float">
            <text:p>0.137172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135847" calcext:value-type="float">
            <text:p>0.135847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134187" calcext:value-type="float">
            <text:p>0.134187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131375" calcext:value-type="float">
            <text:p>0.131375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127558" calcext:value-type="float">
            <text:p>0.127558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123898" calcext:value-type="float">
            <text:p>0.123898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120522" calcext:value-type="float">
            <text:p>0.120522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117218" calcext:value-type="float">
            <text:p>0.117218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11384" calcext:value-type="float">
            <text:p>0.11384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109976" calcext:value-type="float">
            <text:p>0.109976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105553" calcext:value-type="float">
            <text:p>0.105553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100827" calcext:value-type="float">
            <text:p>0.100827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96615" calcext:value-type="float">
            <text:p>0.096615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9304" calcext:value-type="float">
            <text:p>0.09304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89411" calcext:value-type="float">
            <text:p>0.089411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85334" calcext:value-type="float">
            <text:p>0.085334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81184" calcext:value-type="float">
            <text:p>0.081184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77571" calcext:value-type="float">
            <text:p>0.077571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74167" calcext:value-type="float">
            <text:p>0.074167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69951" calcext:value-type="float">
            <text:p>0.069951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6475" calcext:value-type="float">
            <text:p>0.06475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59117" calcext:value-type="float">
            <text:p>0.059117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53711" calcext:value-type="float">
            <text:p>0.053711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49146" calcext:value-type="float">
            <text:p>0.049146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45507" calcext:value-type="float">
            <text:p>0.045507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42779" calcext:value-type="float">
            <text:p>0.042779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40325" calcext:value-type="float">
            <text:p>0.040325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37827" calcext:value-type="float">
            <text:p>0.037827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34898" calcext:value-type="float">
            <text:p>0.034898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31565" calcext:value-type="float">
            <text:p>0.031565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28465" calcext:value-type="float">
            <text:p>0.028465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26267" calcext:value-type="float">
            <text:p>0.026267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24763" calcext:value-type="float">
            <text:p>0.024763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22996" calcext:value-type="float">
            <text:p>0.022996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20744" calcext:value-type="float">
            <text:p>0.020744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18721" calcext:value-type="float">
            <text:p>0.018721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17251" calcext:value-type="float">
            <text:p>0.017251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16142" calcext:value-type="float">
            <text:p>0.016142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1485" calcext:value-type="float">
            <text:p>0.01485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13609" calcext:value-type="float">
            <text:p>0.013609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12802" calcext:value-type="float">
            <text:p>0.012802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12506" calcext:value-type="float">
            <text:p>0.012506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12637" calcext:value-type="float">
            <text:p>0.012637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12955" calcext:value-type="float">
            <text:p>0.012955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013572" calcext:value-type="float">
            <text:p>0.013572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014349" calcext:value-type="float">
            <text:p>0.014349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015302" calcext:value-type="float">
            <text:p>0.015302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016293" calcext:value-type="float">
            <text:p>0.016293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017482" calcext:value-type="float">
            <text:p>0.017482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019136" calcext:value-type="float">
            <text:p>0.019136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021215" calcext:value-type="float">
            <text:p>0.021215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023294" calcext:value-type="float">
            <text:p>0.023294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025092" calcext:value-type="float">
            <text:p>0.025092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026895" calcext:value-type="float">
            <text:p>0.026895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028993" calcext:value-type="float">
            <text:p>0.028993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031333" calcext:value-type="float">
            <text:p>0.031333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033628" calcext:value-type="float">
            <text:p>0.033628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035679" calcext:value-type="float">
            <text:p>0.035679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037256" calcext:value-type="float">
            <text:p>0.037256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038393" calcext:value-type="float">
            <text:p>0.038393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039236" calcext:value-type="float">
            <text:p>0.039236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040066" calcext:value-type="float">
            <text:p>0.040066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040042" calcext:value-type="float">
            <text:p>0.040042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039065" calcext:value-type="float">
            <text:p>0.039065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038174" calcext:value-type="float">
            <text:p>0.038174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038766" calcext:value-type="float">
            <text:p>0.038766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040601" calcext:value-type="float">
            <text:p>0.040601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042171" calcext:value-type="float">
            <text:p>0.042171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042846" calcext:value-type="float">
            <text:p>0.042846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042691" calcext:value-type="float">
            <text:p>0.042691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042175" calcext:value-type="float">
            <text:p>0.042175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041373" calcext:value-type="float">
            <text:p>0.041373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040569" calcext:value-type="float">
            <text:p>0.040569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039759" calcext:value-type="float">
            <text:p>0.039759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038944" calcext:value-type="float">
            <text:p>0.038944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038151" calcext:value-type="float">
            <text:p>0.038151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037403" calcext:value-type="float">
            <text:p>0.037403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036771" calcext:value-type="float">
            <text:p>0.036771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036336" calcext:value-type="float">
            <text:p>0.036336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036018" calcext:value-type="float">
            <text:p>0.036018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035522" calcext:value-type="float">
            <text:p>0.035522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34754" calcext:value-type="float">
            <text:p>0.034754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34304" calcext:value-type="float">
            <text:p>0.034304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34398" calcext:value-type="float">
            <text:p>0.034398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34307" calcext:value-type="float">
            <text:p>0.034307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33375" calcext:value-type="float">
            <text:p>0.033375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31886" calcext:value-type="float">
            <text:p>0.031886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30687" calcext:value-type="float">
            <text:p>0.030687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29828" calcext:value-type="float">
            <text:p>0.029828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28955" calcext:value-type="float">
            <text:p>0.028955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28243" calcext:value-type="float">
            <text:p>0.028243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28308" calcext:value-type="float">
            <text:p>0.028308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29012" calcext:value-type="float">
            <text:p>0.029012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29262" calcext:value-type="float">
            <text:p>0.029262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28558" calcext:value-type="float">
            <text:p>0.028558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27769" calcext:value-type="float">
            <text:p>0.027769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27687" calcext:value-type="float">
            <text:p>0.027687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27523" calcext:value-type="float">
            <text:p>0.027523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26551" calcext:value-type="float">
            <text:p>0.026551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25877" calcext:value-type="float">
            <text:p>0.025877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26544" calcext:value-type="float">
            <text:p>0.026544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27649" calcext:value-type="float">
            <text:p>0.027649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27583" calcext:value-type="float">
            <text:p>0.027583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2615" calcext:value-type="float">
            <text:p>0.02615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24405" calcext:value-type="float">
            <text:p>0.024405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23051" calcext:value-type="float">
            <text:p>0.023051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22264" calcext:value-type="float">
            <text:p>0.022264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21868" calcext:value-type="float">
            <text:p>0.021868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2146" calcext:value-type="float">
            <text:p>0.0214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20772" calcext:value-type="float">
            <text:p>0.020772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19928" calcext:value-type="float">
            <text:p>0.019928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19162" calcext:value-type="float">
            <text:p>0.019162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18729" calcext:value-type="float">
            <text:p>0.018729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1859" calcext:value-type="float">
            <text:p>0.01859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1841" calcext:value-type="float">
            <text:p>0.01841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17925" calcext:value-type="float">
            <text:p>0.017925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17594" calcext:value-type="float">
            <text:p>0.017594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17747" calcext:value-type="float">
            <text:p>0.017747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17793" calcext:value-type="float">
            <text:p>0.017793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17179" calcext:value-type="float">
            <text:p>0.017179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16225" calcext:value-type="float">
            <text:p>0.016225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15608" calcext:value-type="float">
            <text:p>0.015608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15909" calcext:value-type="float">
            <text:p>0.015909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1592" calcext:value-type="float">
            <text:p>0.01592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15224" calcext:value-type="float">
            <text:p>0.015224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14164" calcext:value-type="float">
            <text:p>0.014164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13506" calcext:value-type="float">
            <text:p>0.013506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13125" calcext:value-type="float">
            <text:p>0.013125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12318" calcext:value-type="float">
            <text:p>0.012318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11284" calcext:value-type="float">
            <text:p>0.011284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10831" calcext:value-type="float">
            <text:p>0.010831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11133" calcext:value-type="float">
            <text:p>0.011133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11573" calcext:value-type="float">
            <text:p>0.011573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10899" calcext:value-type="float">
            <text:p>0.010899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10074" calcext:value-type="float">
            <text:p>0.010074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09806" calcext:value-type="float">
            <text:p>0.009806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10288" calcext:value-type="float">
            <text:p>0.010288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11038" calcext:value-type="float">
            <text:p>0.011038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11416" calcext:value-type="float">
            <text:p>0.011416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11268" calcext:value-type="float">
            <text:p>0.011268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10754" calcext:value-type="float">
            <text:p>0.010754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10102" calcext:value-type="float">
            <text:p>0.010102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9568" calcext:value-type="float">
            <text:p>0.009568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9132" calcext:value-type="float">
            <text:p>0.009132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8642" calcext:value-type="float">
            <text:p>0.008642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796" calcext:value-type="float">
            <text:p>0.00796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7245" calcext:value-type="float">
            <text:p>0.007245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6822" calcext:value-type="float">
            <text:p>0.006822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6729" calcext:value-type="float">
            <text:p>0.006729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6682" calcext:value-type="float">
            <text:p>0.006682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6475" calcext:value-type="float">
            <text:p>0.006475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6222" calcext:value-type="float">
            <text:p>0.006222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6395" calcext:value-type="float">
            <text:p>0.006395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7306" calcext:value-type="float">
            <text:p>0.007306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831" calcext:value-type="float">
            <text:p>0.00831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8557" calcext:value-type="float">
            <text:p>0.008557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7897" calcext:value-type="float">
            <text:p>0.007897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7071" calcext:value-type="float">
            <text:p>0.007071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628" calcext:value-type="float">
            <text:p>0.00628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5193" calcext:value-type="float">
            <text:p>0.005193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4554" calcext:value-type="float">
            <text:p>0.004554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4967" calcext:value-type="float">
            <text:p>0.004967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5697" calcext:value-type="float">
            <text:p>0.005697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5649" calcext:value-type="float">
            <text:p>0.005649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4883" calcext:value-type="float">
            <text:p>0.004883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4334" calcext:value-type="float">
            <text:p>0.004334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4291" calcext:value-type="float">
            <text:p>0.004291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4365" calcext:value-type="float">
            <text:p>0.004365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436" calcext:value-type="float">
            <text:p>0.00436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4302" calcext:value-type="float">
            <text:p>0.004302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4726" calcext:value-type="float">
            <text:p>0.004726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5473" calcext:value-type="float">
            <text:p>0.005473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5536" calcext:value-type="float">
            <text:p>0.005536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4736" calcext:value-type="float">
            <text:p>0.004736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4018" calcext:value-type="float">
            <text:p>0.004018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3759" calcext:value-type="float">
            <text:p>0.003759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2995" calcext:value-type="float">
            <text:p>0.002995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1699" calcext:value-type="float">
            <text:p>0.001699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0835" calcext:value-type="float">
            <text:p>0.000835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0933" calcext:value-type="float">
            <text:p>0.000933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1344" calcext:value-type="float">
            <text:p>0.001344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1305" calcext:value-type="float">
            <text:p>0.001305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0853" calcext:value-type="float">
            <text:p>0.000853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0669" calcext:value-type="float">
            <text:p>0.000669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1496" calcext:value-type="float">
            <text:p>0.001496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1453" calcext:value-type="float">
            <text:p>0.001453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0922" calcext:value-type="float">
            <text:p>0.000922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0972" calcext:value-type="float">
            <text:p>0.000972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2304" calcext:value-type="float">
            <text:p>0.002304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3494" calcext:value-type="float">
            <text:p>0.003494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3137" calcext:value-type="float">
            <text:p>0.003137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1514" calcext:value-type="float">
            <text:p>0.001514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0288" calcext:value-type="float">
            <text:p>0.000288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0624" calcext:value-type="float">
            <text:p>0.000624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1365" calcext:value-type="float">
            <text:p>0.001365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158" calcext:value-type="float">
            <text:p>0.00158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1187" calcext:value-type="float">
            <text:p>0.001187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0855" calcext:value-type="float">
            <text:p>0.000855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0939" calcext:value-type="float">
            <text:p>0.000939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0871" calcext:value-type="float">
            <text:p>0.000871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0502" calcext:value-type="float">
            <text:p>0.000502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0293" calcext:value-type="float">
            <text:p>0.000293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0637" calcext:value-type="float">
            <text:p>0.000637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1298" calcext:value-type="float">
            <text:p>0.001298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1249" calcext:value-type="float">
            <text:p>0.001249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1237" calcext:value-type="float">
            <text:p>0.001237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1215" calcext:value-type="float">
            <text:p>0.001215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0876" calcext:value-type="float">
            <text:p>0.000876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0628" calcext:value-type="float">
            <text:p>0.000628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0883" calcext:value-type="float">
            <text:p>0.000883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191" calcext:value-type="float">
            <text:p>0.00191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2578" calcext:value-type="float">
            <text:p>0.002578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2191" calcext:value-type="float">
            <text:p>0.002191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1151" calcext:value-type="float">
            <text:p>0.001151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0342" calcext:value-type="float">
            <text:p>0.000342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0932" calcext:value-type="float">
            <text:p>0.000932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1482" calcext:value-type="float">
            <text:p>0.001482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1688" calcext:value-type="float">
            <text:p>0.001688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1679" calcext:value-type="float">
            <text:p>0.001679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1432" calcext:value-type="float">
            <text:p>0.001432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0947" calcext:value-type="float">
            <text:p>0.000947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0977" calcext:value-type="float">
            <text:p>0.000977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1738" calcext:value-type="float">
            <text:p>0.001738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3063" calcext:value-type="float">
            <text:p>0.003063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2238" calcext:value-type="float">
            <text:p>0.002238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0849" calcext:value-type="float">
            <text:p>0.000849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0349" calcext:value-type="float">
            <text:p>0.000349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1699" calcext:value-type="float">
            <text:p>0.001699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3215" calcext:value-type="float">
            <text:p>0.003215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414" calcext:value-type="float">
            <text:p>0.00414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1781" calcext:value-type="float">
            <text:p>0.001781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0507" calcext:value-type="float">
            <text:p>0.000507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0424" calcext:value-type="float">
            <text:p>0.000424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0926" calcext:value-type="float">
            <text:p>0.000926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1016" calcext:value-type="float">
            <text:p>0.001016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0845" calcext:value-type="float">
            <text:p>0.000845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0832" calcext:value-type="float">
            <text:p>0.000832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0897" calcext:value-type="float">
            <text:p>0.000897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0655" calcext:value-type="float">
            <text:p>0.000655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0166" calcext:value-type="float">
            <text:p>0.000166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36:12.721873000</dc:date>
    <meta:editing-duration>PT15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